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930a" officeooo:paragraph-rsid="001f8027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b930a" officeooo:paragraph-rsid="001f8027"/>
    </style:style>
    <style:style style:name="P3" style:family="paragraph" style:parent-style-name="Standard">
      <style:text-properties officeooo:rsid="001f4f07" officeooo:paragraph-rsid="001f8027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b930a" officeooo:paragraph-rsid="001f8027" style:font-size-asian="10.5pt" style:font-weight-asian="normal" style:font-size-complex="12pt" style:font-weight-complex="normal"/>
    </style:style>
    <style:style style:name="T1" style:family="text">
      <style:text-properties officeooo:rsid="002171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enharia de Computação</text:p>
      <text:p text:style-name="P2">André Oliveira de Sousa – 11325684</text:p>
      <text:p text:style-name="P3">Professora: Liliane dos Santos Machado</text:p>
      <text:p text:style-name="P2"/>
      <text:p text:style-name="P2"/>
      <text:p text:style-name="P2"/>
      <text:p text:style-name="P2"/>
      <text:p text:style-name="P1">Introdução à Computação Gráfica</text:p>
      <text:p text:style-name="P1"/>
      <text:p text:style-name="P1"/>
      <text:p text:style-name="P4"><text:span text:style-name="T1">1) </text:span>Como a proporção áurea pode auxliar no processo de criação de novos produtos ou</text:p>
      <text:p text:style-name="P4">personagens? Por que ela é importante?</text:p>
      <text:p text:style-name="P4"/>
      <text:p text:style-name="P4"><text:span text:style-name="T1">R: </text:span>Considerada pelos Gregos como uma proporção que gerava beleza e harmonia, também tivemos</text:p>
      <text:p text:style-name="P4">movimentos Renascentistas que buscaram retomar esses valores estéticos da Grécia Antiga e, ainda</text:p>
      <text:p text:style-name="P4">hoje vários artistas do mundo utilizam essa proporção em suas obras e se observa essa proporção em</text:p>
      <text:p text:style-name="P4">várias obras de arte e monumentos arquitetônicos. Então tendo esse contexto em mente podemos</text:p>
      <text:p text:style-name="P4">perceber que essa proporção auxilia nos processos de criação de novos objetos ou personagens uma vez</text:p>
      <text:p text:style-name="P4">que estes em muitos casos estão padronizados também pela proporção áurea. Essa proporção também é</text:p>
      <text:p text:style-name="P4">ensinada nas escolas de arte, sendo considerada uma forma de o artista controlar e garantir a harmonia</text:p>
      <text:p text:style-name="P4">e perfeição de sua criação. Podemos entender que essa harmonia e perfeição também é desejada na</text:p>
      <text:p text:style-name="P4">criação de personagens, que também não deixa de ser uma obra de arte, além de uma obra de</text:p>
      <text:p text:style-name="P4">computação gráfica.</text:p>
      <text:p text:style-name="P4"/>
      <text:p text:style-name="P4"/>
      <text:p text:style-name="P4"><text:span text:style-name="T1">2) </text:span>Como os novos dispositivos têm influenciado o processo da modelagem?</text:p>
      <text:p text:style-name="P4"/>
      <text:p text:style-name="P4"><text:span text:style-name="T1">R: </text:span>Os processos de modelagens cada vez mais avançados necessitam de um poder de</text:p>
      <text:p text:style-name="P4">processamento maior dos dispositivos. Então com a evolução destes, diversas técnicas de modelagens</text:p>
      <text:p text:style-name="P4">tornam-se possíveis e viáveis. Por exemplo temos os modificadores, como por exemplo, o Bend,</text:p>
      <text:p text:style-name="P4">Lattice,MeshSmooth, Optimize, Bevel, entre outros, que são utilizados por todos os sistemas de</text:p>
      <text:p text:style-name="P4">modelagem para agilizar a modelagem e, para utilizar estes recursos, precisamos de dispositivos</text:p>
      <text:p text:style-name="P4">capazes de realizar estas tarefas com seu poder de processamento e memória cada vez mais apurados.</text:p>
      <text:p text:style-name="P4"/>
      <text:p text:style-name="P4"/>
      <text:p text:style-name="P4"><text:span text:style-name="T1">3) </text:span>Por que a geometria Sólida Construtiva é mais adequada na modelagem em engenharia?</text:p>
      <text:p text:style-name="P4"/>
      <text:p text:style-name="P4"><text:span text:style-name="T1">R: </text:span>Porque a geometria Sólida Construtiva usa esquema de representação de sólidos através de</text:p>
      <text:p text:style-name="P4">representações booleanas ou combinações de objetos sólidos. E muitas peças em engenharia nada mais</text:p>
      <text:p text:style-name="P4">são do que a combinação de vários objetos sólidos que sofrem rotações, translações e esca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9:39:53.910894930</meta:creation-date>
    <dc:date>2020-03-29T19:46:21.417610645</dc:date>
    <meta:editing-duration>PT6M26S</meta:editing-duration>
    <meta:editing-cycles>3</meta:editing-cycles>
    <meta:generator>LibreOffice/6.0.7.3$Linux_x86 LibreOffice_project/00m0$Build-3</meta:generator>
    <meta:document-statistic meta:table-count="0" meta:image-count="0" meta:object-count="0" meta:page-count="1" meta:paragraph-count="27" meta:word-count="331" meta:character-count="2119" meta:non-whitespace-character-count="1814"/>
  </office:meta>
</office:document-meta>
</file>